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74pt solid #000000" fo:background-color="#d4ea6b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4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terativa1" table:style-name="ta1" table:print-ranges="Iterativa1.A1:Iterativa1.F32">
        <table:table-column table:style-name="co1" table:default-cell-style-name="ce1"/>
        <table:table-column table:style-name="co1" table:default-cell-style-name="ce8"/>
        <table:table-column table:style-name="co2" table:default-cell-style-name="ce11"/>
        <table:table-column table:style-name="co2" table:default-cell-style-name="ce13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5" office:value-type="string" calcext:value-type="string">
            <text:p>Valore</text:p>
          </table:table-cell>
          <table:table-cell table:style-name="ce6"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table:style-name="ce4" office:value-type="string" calcext:value-type="string">
            <text:p>COUNT</text:p>
          </table:table-cell>
          <table:table-cell table:style-name="ce5"/>
          <table:table-cell table:style-name="ce6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 table:style-name="ce10"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 table:style-name="ce10"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</table:table>
      <table:table table:name="Iterativa2" table:style-name="ta1" table:print-ranges="Iterativa2.A1:Iterativa2.F32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5" office:value-type="string" calcext:value-type="string">
            <text:p>Valore</text:p>
          </table:table-cell>
          <table:table-cell table:style-name="ce6"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bale</text:p>
          </table:table-cell>
          <table:table-cell table:style-name="ce4" office:value-type="string" calcext:value-type="string">
            <text:p>COUNT</text:p>
          </table:table-cell>
          <table:table-cell table:style-name="ce5"/>
          <table:table-cell table:style-name="ce6"/>
          <table:table-cell office:value-type="string" calcext:value-type="string">
            <text:p>[1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</text:p>
          </table:table-cell>
          <table:table-cell table:style-name="ce4" office:value-type="string" calcext:value-type="string">
            <text:p>ControlLink</text:p>
          </table:table-cell>
          <table:table-cell table:style-name="ce5"/>
          <table:table-cell table:style-name="ce6"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ccessLink</text:p>
          </table:table-cell>
          <table:table-cell table:style-name="ce5"/>
          <table:table-cell table:style-name="ce6"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[3]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[4]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y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[5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caInArrayI(v,2,&amp;y)</text:p>
          </table:table-cell>
          <table:table-cell table:style-name="ce8" office:value-type="string" calcext:value-type="string">
            <text:p>ControlLink</text:p>
          </table:table-cell>
          <table:table-cell table:style-name="ce10"/>
          <table:table-cell table:style-name="ce13"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ccessLink</text:p>
          </table:table-cell>
          <table:table-cell table:style-name="ce10"/>
          <table:table-cell table:style-name="ce13"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ReturnAddress</text:p>
          </table:table-cell>
          <table:table-cell table:style-name="ce10"/>
          <table:table-cell table:style-name="ce13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ReturnResAddr</text:p>
          </table:table-cell>
          <table:table-cell table:style-name="ce10"/>
          <table:table-cell table:style-name="ce13"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length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x</text:p>
          </table:table-cell>
          <table:table-cell table:style-name="ce10"/>
          <table:table-cell table:style-name="ce13" office:value-type="string" calcext:value-type="string">
            <text:p>[5]</text:p>
          </table:table-cell>
          <table:table-cell table:number-columns-repeated="1019"/>
        </table:table-row>
        <table:table-row table:style-name="ro1" table:number-rows-repeated="1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</table:table>
      <table:table table:name="Iterativa3" table:style-name="ta1" table:print-ranges="Iterativa3.A1:Iterativa3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I(v,2,&amp;y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co for</text:p>
          </table:table-cell>
          <table:table-cell table:style-name="ce8" office:value-type="string" calcext:value-type="string">
            <text:p>ControlLink</text:p>
          </table:table-cell>
          <table:table-cell table:style-name="ce10"/>
          <table:table-cell table:style-name="ce13" office:value-type="string" calcext:value-type="string">
            <text:p>[6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0→1→2</text:p>
          </table:table-cell>
          <table:table-cell table:style-name="ce13"/>
          <table:table-cell/>
          <table:table-cell office:value-type="string" calcext:value-type="string">
            <text:p>va da 0 a 1 a 2</text:p>
          </table:table-cell>
          <table:table-cell table:number-columns-repeated="1018"/>
        </table:table-row>
      </table:table>
      <table:table table:name="Ricorsiva1" table:style-name="ta1" table:print-ranges="Ricorsiva1.A1:Ricorsiva1.F32">
        <table:table-column table:style-name="co1" table:default-cell-style-name="ce1"/>
        <table:table-column table:style-name="co1" table:default-cell-style-name="ce8"/>
        <table:table-column table:style-name="co2" table:default-cell-style-name="ce11"/>
        <table:table-column table:style-name="co2" table:default-cell-style-name="ce13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5" office:value-type="string" calcext:value-type="string">
            <text:p>Valore</text:p>
          </table:table-cell>
          <table:table-cell table:style-name="ce6"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table:style-name="ce4" office:value-type="string" calcext:value-type="string">
            <text:p>COUNT</text:p>
          </table:table-cell>
          <table:table-cell table:style-name="ce5"/>
          <table:table-cell table:style-name="ce6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 table:style-name="ce10"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 table:style-name="ce10"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</table:table>
      <table:table table:name="Ricorsiva2" table:style-name="ta1" table:print-ranges="Ricorsiva2.A1:Ricorsiva2.F32">
        <table:table-column table:style-name="co1" table:default-cell-style-name="ce1"/>
        <table:table-column table:style-name="co1" table:default-cell-style-name="ce8"/>
        <table:table-column table:style-name="co2" table:default-cell-style-name="ce5"/>
        <table:table-column table:style-name="co2" table:default-cell-style-name="ce13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table:style-name="ce6"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table:style-name="ce4" office:value-type="string" calcext:value-type="string">
            <text:p>COUNT</text:p>
          </table:table-cell>
          <table:table-cell/>
          <table:table-cell table:style-name="ce6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table:style-name="ce4" office:value-type="string" calcext:value-type="string">
            <text:p>ControlLink</text:p>
          </table:table-cell>
          <table:table-cell/>
          <table:table-cell table:style-name="ce6"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ccessLink</text:p>
          </table:table-cell>
          <table:table-cell/>
          <table:table-cell table:style-name="ce6"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v,2,&amp;y)</text:p>
          </table:table-cell>
          <table:table-cell office:value-type="string" calcext:value-type="string">
            <text:p>ControlLink</text:p>
          </table:table-cell>
          <table:table-cell table:style-name="ce10"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 table:style-name="ce10"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 table:style-name="ce10"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0"/>
          <table:table-cell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0"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*A == *x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string" calcext:value-type="string">
            <text:p>[7]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cercaInArrayR(A+1,length,&amp;y)</text:p>
          </table:table-cell>
          <table:table-cell table:style-name="ce10"/>
          <table:table-cell/>
          <table:table-cell office:value-type="string" calcext:value-type="string">
            <text:p>[8]</text:p>
          </table:table-cell>
          <table:table-cell table:number-columns-repeated="1019"/>
        </table:table-row>
      </table:table>
      <table:table table:name="Ricorsiva3" table:style-name="ta1" table:print-ranges="Ricorsiva3.A1:Ricorsiva3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TR(v,2,&amp;y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*A == *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]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cercaInArrayR(A+1,length-1,x)</text:p>
          </table:table-cell>
          <table:table-cell table:number-columns-repeated="2"/>
          <table:table-cell office:value-type="string" calcext:value-type="string">
            <text:p>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A+1,length-1,x)</text:p>
          </table:table-cell>
          <table:table-cell table:style-name="ce8" office:value-type="string" calcext:value-type="string">
            <text:p>ControlLink</text:p>
          </table:table-cell>
          <table:table-cell table:style-name="ce10"/>
          <table:table-cell table:style-name="ce13" office:value-type="string" calcext:value-type="string">
            <text:p>[6]</text:p>
          </table:table-cell>
          <table:table-cell office:value-type="string" calcext:value-type="string">
            <text:p>[9]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string" calcext:value-type="string">
            <text:p>AccessLink</text:p>
          </table:table-cell>
          <table:table-cell table:style-name="ce10"/>
          <table:table-cell table:style-name="ce13"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ReturnAddress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ReturnResAddr</text:p>
          </table:table-cell>
          <table:table-cell table:style-name="ce10"/>
          <table:table-cell table:style-name="ce13" office:value-type="string" calcext:value-type="string">
            <text:p>[8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[4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length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x</text:p>
          </table:table-cell>
          <table:table-cell table:style-name="ce10"/>
          <table:table-cell table:style-name="ce13"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*A == *x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 office:value-type="string" calcext:value-type="string">
            <text:p>[10]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string" calcext:value-type="string">
            <text:p>cercaInArrayR(A+1,length-1,x)</text:p>
          </table:table-cell>
          <table:table-cell table:style-name="ce10"/>
          <table:table-cell table:style-name="ce13"/>
          <table:table-cell office:value-type="string" calcext:value-type="string">
            <text:p>[11]</text:p>
          </table:table-cell>
          <table:table-cell table:number-columns-repeated="1019"/>
        </table:table-row>
      </table:table>
      <table:table table:name="Ricorsiva4" table:style-name="ta1" table:print-ranges="Ricorsiva4.A1:Ricorsiva4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v,2,&amp;y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*A == *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]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cercaInArrayR(A+1,length-1,x)</text:p>
          </table:table-cell>
          <table:table-cell table:number-columns-repeated="2"/>
          <table:table-cell office:value-type="string" calcext:value-type="string">
            <text:p>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A+1,length-1,x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6]</text:p>
          </table:table-cell>
          <table:table-cell office:value-type="string" calcext:value-type="string">
            <text:p>[9]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8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4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*A == *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10]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cercaInArrayR(A+1,length-1,x)</text:p>
          </table:table-cell>
          <table:table-cell table:number-columns-repeated="2"/>
          <table:table-cell office:value-type="string" calcext:value-type="string">
            <text:p>[1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A+1,length-1,x)</text:p>
          </table:table-cell>
          <table:table-cell table:style-name="ce8" office:value-type="string" calcext:value-type="string">
            <text:p>ControlLink</text:p>
          </table:table-cell>
          <table:table-cell table:style-name="ce10"/>
          <table:table-cell table:style-name="ce13" office:value-type="string" calcext:value-type="string">
            <text:p>[9]</text:p>
          </table:table-cell>
          <table:table-cell office:value-type="string" calcext:value-type="string">
            <text:p>[12]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8" office:value-type="string" calcext:value-type="string">
            <text:p>AccessLink</text:p>
          </table:table-cell>
          <table:table-cell table:style-name="ce10"/>
          <table:table-cell table:style-name="ce13"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ReturnAddress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ReturnResAddr</text:p>
          </table:table-cell>
          <table:table-cell table:style-name="ce10"/>
          <table:table-cell table:style-name="ce13" office:value-type="string" calcext:value-type="string">
            <text:p>[11]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[5]</text:p>
          </table:table-cell>
          <table:table-cell/>
          <table:table-cell office:value-type="string" calcext:value-type="string">
            <text:p>esce da array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office:value-type="string" calcext:value-type="string">
            <text:p>length</text:p>
          </table:table-cell>
          <table:table-cell table:style-name="ce11" office:value-type="float" office:value="0" calcext:value-type="float">
            <text:p>0</text:p>
          </table:table-cell>
          <table:table-cell table:style-name="ce13"/>
          <table:table-cell/>
          <table:table-cell office:value-type="string" calcext:value-type="string">
            <text:p>length = 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office:value-type="string" calcext:value-type="string">
            <text:p>x</text:p>
          </table:table-cell>
          <table:table-cell table:style-name="ce10"/>
          <table:table-cell table:style-name="ce13" office:value-type="string" calcext:value-type="string">
            <text:p>[5]</text:p>
          </table:table-cell>
          <table:table-cell table:number-columns-repeated="1020"/>
        </table:table-row>
      </table:table>
      <table:table table:name="Ricorsiva5" table:style-name="ta1" table:print-ranges="Ricorsiva5.A1:Ricorsiva5.F32">
        <table:table-column table:style-name="co1" table:default-cell-style-name="Default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rcaInArrayTR(v,2,&amp;y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*A == *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caInArrayR(A+1,length-1,x)</text:p>
          </table:table-cell>
          <table:table-cell table:number-columns-repeated="2"/>
          <table:table-cell office:value-type="string" calcext:value-type="string">
            <text:p>[8]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rcaInArrayR(A+1,length-1,x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6]</text:p>
          </table:table-cell>
          <table:table-cell office:value-type="string" calcext:value-type="string">
            <text:p>[9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8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4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*A == *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10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ercaInArrayR(A+1,length-1,x)</text:p>
          </table:table-cell>
          <table:table-cell table:style-name="ce11" office:value-type="string" calcext:value-type="string">
            <text:p>false</text:p>
          </table:table-cell>
          <table:table-cell/>
          <table:table-cell office:value-type="string" calcext:value-type="string">
            <text:p>[11]</text:p>
          </table:table-cell>
          <table:table-cell office:value-type="string" calcext:value-type="string">
            <text:p>prende false</text:p>
          </table:table-cell>
          <table:table-cell table:number-columns-repeated="1018"/>
        </table:table-row>
        <table:table-row table:style-name="ro1" table:number-rows-repeated="6">
          <table:table-cell/>
          <table:table-cell table:style-name="ce15"/>
          <table:table-cell table:style-name="ce16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6"/>
          <table:table-cell table:style-name="ce17"/>
          <table:table-cell table:style-name="Default" table:number-columns-repeated="2"/>
          <table:table-cell table:number-columns-repeated="1018"/>
        </table:table-row>
      </table:table>
      <table:table table:name="Ricorsiva6" table:style-name="ta1" table:print-ranges="Ricorsiva6.A1:Ricorsiva6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v,2,&amp;y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*A == *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]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cercaInArrayR(A+1,length-1,x)</text:p>
          </table:table-cell>
          <table:table-cell table:style-name="ce11" office:value-type="string" calcext:value-type="string">
            <text:p>false</text:p>
          </table:table-cell>
          <table:table-cell/>
          <table:table-cell office:value-type="string" calcext:value-type="string">
            <text:p>[8]</text:p>
          </table:table-cell>
          <table:table-cell office:value-type="string" calcext:value-type="string">
            <text:p>prende false</text:p>
          </table:table-cell>
          <table:table-cell table:number-columns-repeated="1018"/>
        </table:table-row>
        <table:table-row table:style-name="ro1" table:number-rows-repeated="8">
          <table:table-cell table:style-name="Default"/>
          <table:table-cell table:style-name="ce15"/>
          <table:table-cell table:style-name="ce16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15"/>
          <table:table-cell table:style-name="ce16"/>
          <table:table-cell table:style-name="ce17"/>
          <table:table-cell table:style-name="Default" table:number-columns-repeated="2"/>
          <table:table-cell table:number-columns-repeated="1018"/>
        </table:table-row>
      </table:table>
      <table:table table:name="Ricorsiva7" table:style-name="ta1" table:print-ranges="Ricorsiva7.A1:Ricorsiva7.F32">
        <table:table-column table:style-name="co1" table:default-cell-style-name="Default"/>
        <table:table-column table:style-name="co1" table:default-cell-style-name="ce15"/>
        <table:table-column table:style-name="co2" table:default-cell-style-name="ce16"/>
        <table:table-column table:style-name="co2" table:default-cell-style-name="ce17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5" office:value-type="string" calcext:value-type="string">
            <text:p>Valore</text:p>
          </table:table-cell>
          <table:table-cell table:style-name="ce6" office:value-type="string" calcext:value-type="string">
            <text:p>Indirizzo</text:p>
          </table:table-cell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obale</text:p>
          </table:table-cell>
          <table:table-cell table:style-name="ce4" office:value-type="string" calcext:value-type="string">
            <text:p>COUNT</text:p>
          </table:table-cell>
          <table:table-cell table:style-name="ce11" office:value-type="string" calcext:value-type="string">
            <text:p>false</text:p>
          </table:table-cell>
          <table:table-cell table:style-name="ce6"/>
          <table:table-cell table:style-name="ce2" office:value-type="string" calcext:value-type="string">
            <text:p>[1]</text:p>
          </table:table-cell>
          <table:table-cell table:style-name="ce2" office:value-type="string" calcext:value-type="string">
            <text:p>prende fal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4" office:value-type="string" calcext:value-type="string">
            <text:p>ControlLink</text:p>
          </table:table-cell>
          <table:table-cell table:style-name="ce5"/>
          <table:table-cell table:style-name="ce6" office:value-type="string" calcext:value-type="string">
            <text:p>SO</text:p>
          </table:table-cell>
          <table:table-cell table:style-name="ce2" office:value-type="string" calcext:value-type="string">
            <text:p>[2]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AccessLink</text:p>
          </table:table-cell>
          <table:table-cell table:style-name="ce5"/>
          <table:table-cell table:style-name="ce6" office:value-type="string" calcext:value-type="string">
            <text:p>[1]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>
            <text:p>[3]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2" office:value-type="string" calcext:value-type="string">
            <text:p>[4]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y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2" office:value-type="string" calcext:value-type="string">
            <text:p>[5]</text:p>
          </table:table-cell>
          <table:table-cell table:style-name="ce2"/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il1" table:style-name="ta1" table:print-ranges="Tail1.A1:Tail1.F32">
        <table:table-column table:style-name="co1" table:default-cell-style-name="ce1"/>
        <table:table-column table:style-name="co1" table:default-cell-style-name="ce8"/>
        <table:table-column table:style-name="co2" table:default-cell-style-name="ce11"/>
        <table:table-column table:style-name="co2" table:default-cell-style-name="ce13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table:style-name="ce4" office:value-type="string" calcext:value-type="string">
            <text:p>Label</text:p>
          </table:table-cell>
          <table:table-cell table:style-name="ce5" office:value-type="string" calcext:value-type="string">
            <text:p>Valore</text:p>
          </table:table-cell>
          <table:table-cell table:style-name="ce6"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table:style-name="ce4" office:value-type="string" calcext:value-type="string">
            <text:p>COUNT</text:p>
          </table:table-cell>
          <table:table-cell table:style-name="ce5"/>
          <table:table-cell table:style-name="ce6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 table:style-name="ce10"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 table:style-name="ce10"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</table:table>
      <table:table table:name="Tail2" table:style-name="ta1" table:print-ranges="Tail2.A1:Tail2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v,2,&amp;y)</text:p>
          </table:table-cell>
          <table:table-cell table:style-name="ce8" office:value-type="string" calcext:value-type="string">
            <text:p>ControlLink</text:p>
          </table:table-cell>
          <table:table-cell table:style-name="ce10"/>
          <table:table-cell table:style-name="ce13"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AccessLink</text:p>
          </table:table-cell>
          <table:table-cell table:style-name="ce10"/>
          <table:table-cell table:style-name="ce13"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ReturnAddress</text:p>
          </table:table-cell>
          <table:table-cell table:style-name="ce10"/>
          <table:table-cell table:style-name="ce13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ReturnResAddr</text:p>
          </table:table-cell>
          <table:table-cell table:style-name="ce10"/>
          <table:table-cell table:style-name="ce13"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style-name="ce10"/>
          <table:table-cell table:style-name="ce13" office:value-type="string" calcext:value-type="string">
            <text:p>[3]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length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x</text:p>
          </table:table-cell>
          <table:table-cell table:style-name="ce10"/>
          <table:table-cell table:style-name="ce13" office:value-type="string" calcext:value-type="string">
            <text:p>[5]</text:p>
          </table:table-cell>
          <table:table-cell table:number-columns-repeated="1020"/>
        </table:table-row>
      </table:table>
      <table:table table:name="Tail3" table:style-name="ta1" table:print-ranges="Tail3.A1:Tail3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A+1,length-1,x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4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</table:table>
      <table:table table:name="Tail4" table:style-name="ta1" table:print-ranges="Tail4.A1:Tail4.F32">
        <table:table-column table:style-name="co1" table:default-cell-style-name="ce1"/>
        <table:table-column table:style-name="co1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caInArrayR(A+1,length-1,x)</text:p>
          </table:table-cell>
          <table:table-cell office:value-type="string" calcext:value-type="string">
            <text:p>ControlLink</text:p>
          </table:table-cell>
          <table:table-cell/>
          <table:table-cell office:value-type="string" calcext:value-type="string">
            <text:p>[2]</text:p>
          </table:table-cell>
          <table:table-cell office:value-type="string" calcext:value-type="string">
            <text:p>[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turnAdd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turnResAddr</text:p>
          </table:table-cell>
          <table:table-cell/>
          <table:table-cell office:value-type="string" calcext:value-type="string">
            <text:p>[1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5]</text:p>
          </table:table-cell>
          <table:table-cell table:number-columns-repeated="1020"/>
        </table:table-row>
      </table:table>
      <table:table table:name="Tail5" table:style-name="ta1" table:print-ranges="Tail5.A1:Tail5.F32">
        <table:table-column table:style-name="co1" table:default-cell-style-name="ce1"/>
        <table:table-column table:style-name="co1" table:default-cell-style-name="ce4"/>
        <table:table-column table:style-name="co2" table:default-cell-style-name="ce16"/>
        <table:table-column table:style-name="co2" table:default-cell-style-name="ce6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Blocco RA</text:p>
          </table:table-cell>
          <table:table-cell office:value-type="string" calcext:value-type="string">
            <text:p>Label</text:p>
          </table:table-cell>
          <table:table-cell table:style-name="ce5" office:value-type="string" calcext:value-type="string">
            <text:p>Val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bale</text:p>
          </table:table-cell>
          <table:table-cell office:value-type="string" calcext:value-type="string">
            <text:p>COUNT</text:p>
          </table:table-cell>
          <table:table-cell table:style-name="ce11" office:value-type="string" calcext:value-type="string">
            <text:p>false</text:p>
          </table:table-cell>
          <table:table-cell/>
          <table:table-cell office:value-type="string" calcext:value-type="string">
            <text:p>[1]</text:p>
          </table:table-cell>
          <table:table-cell office:value-type="string" calcext:value-type="string">
            <text:p>prende 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ControlLink</text:p>
          </table:table-cell>
          <table:table-cell table:style-name="ce5"/>
          <table:table-cell office:value-type="string" calcext:value-type="string">
            <text:p>SO</text:p>
          </table:table-cell>
          <table:table-cell office:value-type="string" calcext:value-type="string">
            <text:p>[2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cessLink</text:p>
          </table:table-cell>
          <table:table-cell table:style-name="ce5"/>
          <table:table-cell office:value-type="string" calcext:value-type="string">
            <text:p>[1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[3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[4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string" calcext:value-type="string">
            <text:p>[5]</text:p>
          </table:table-cell>
          <table:table-cell table:number-columns-repeated="1018"/>
        </table:table-row>
        <table:table-row table:style-name="ro1" table:number-rows-repeated="6">
          <table:table-cell table:style-name="Default"/>
          <table:table-cell table:style-name="ce15"/>
          <table:table-cell/>
          <table:table-cell table:style-name="ce17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5"/>
          <table:table-cell/>
          <table:table-cell table:style-name="ce17"/>
          <table:table-cell table:style-name="Default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5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1:08:45.347518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21:33:36.330754814</meta:creation-date>
    <dc:date>2020-02-05T01:22:25.124499422</dc:date>
    <meta:editing-duration>PT1H18M28S</meta:editing-duration>
    <meta:editing-cycles>70</meta:editing-cycles>
    <meta:generator>LibreOffice/6.2.5.2$Linux_X86_64 LibreOffice_project/20$Build-2</meta:generator>
    <meta:print-date>2020-02-05T01:24:18.052968885</meta:print-date>
    <meta:document-statistic meta:table-count="15" meta:cell-count="611" meta:object-count="0"/>
  </office:meta>
</office:document-meta>
</file>